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1d4" officeooo:paragraph-rsid="001f01d4"/>
    </style:style>
    <style:style style:name="P2" style:family="paragraph" style:parent-style-name="Standard">
      <style:text-properties officeooo:rsid="002065a6" officeooo:paragraph-rsid="002065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m sistema django é composto de um diretorio do projeto e de diretórios de apps.</text:p>
      <text:p text:style-name="P2"/>
      <text:p text:style-name="P2">Cada app é criada para uma função especifica projetada.</text:p>
      <text:p text:style-name="P1"/>
      <text:p text:style-name="P1">Criação de app Django</text:p>
      <text:p text:style-name="P1"/>
      <text:p text:style-name="P1">1 Cria a app</text:p>
      <text:p text:style-name="P1">2 Registra a app no settings.py</text:p>
      <text:p text:style-name="P1">3 Cria model</text:p>
      <text:p text:style-name="P1">4 Faz Migration I (makemigrations )</text:p>
      <text:p text:style-name="P1">5 <text:s/>Faz Migration II (Migrate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5:27:14.419235577</meta:creation-date>
    <dc:date>2022-08-04T15:33:20.266359326</dc:date>
    <meta:editing-duration>PT6M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52" meta:character-count="275" meta:non-whitespace-character-count="230"/>
  </office:meta>
</office:document-meta>
</file>